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000000005DC0000034C3CCF0575E055027A.png" manifest:media-type="image/png"/>
  <manifest:file-entry manifest:full-path="Pictures/1000000000000500000002D06F808037D32D8E9D.png" manifest:media-type="image/png"/>
  <manifest:file-entry manifest:full-path="Pictures/1000020100000211000000759260C85BC03E8CAE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7220000011254768E6D10F8DA4C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201000000A3000000452E5A36A2A821B04A.png" manifest:media-type="image/png"/>
  <manifest:file-entry manifest:full-path="Pictures/1000020100000AF40000021EA01519CAB4B783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/>
    <style:font-face style:name="Verdana" svg:font-family="Verdana"/>
    <style:font-face style:name="ＭＳ Ｐゴシック4" svg:font-family="'ＭＳ Ｐゴシック'"/>
    <style:font-face style:name="ＭＳ Ｐゴシック2" svg:font-family="'ＭＳ Ｐゴシック'" style:font-family-generic="modern"/>
    <style:font-face style:name="Arial1" svg:font-family="Arial" style:font-family-generic="swiss"/>
    <style:font-face style:name="Consolas2" svg:font-family="Consolas" style:font-family-generic="swiss"/>
    <style:font-face style:name="Verdana2" svg:font-family="Verdana" style:font-family-generic="swiss"/>
    <style:font-face style:name="Arial2" svg:font-family="Arial" style:font-pitch="variable"/>
    <style:font-face style:name="Consolas" svg:font-family="Consolas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2" svg:font-family="'Microsoft YaHei'" style:font-pitch="variable"/>
    <style:font-face style:name="Verdana1" svg:font-family="Verdana" style:font-pitch="variable"/>
    <style:font-face style:name="ＭＳ Ｐゴシック5" svg:font-family="'ＭＳ Ｐゴシック'" style:font-pitch="variable"/>
    <style:font-face style:name="Microsoft YaHei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4" svg:font-family="Verdana" style:font-family-generic="modern" style:font-pitch="variable"/>
    <style:font-face style:name="ＭＳ Ｐゴシック3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pitch="fixed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_30_1_20_-_20_iDiv_20_Deckblatt_20_Farbverlauf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P9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10.5pt" fo:letter-spacing="normal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Verdana5" style:font-size-asian="10pt" style:font-style-asian="normal" style:font-weight-asian="normal" style:font-name-complex="Verdana3" style:font-size-complex="10pt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A barrier to global plant invasion ecology: gaps in trait availability for alien species</text:p>
              </text:list-item>
            </text:list>
          </draw:text-box>
        </draw:frame>
        <draw:frame draw:name="Textplatzhalter 1_0" presentation:style-name="pr2" draw:text-style-name="P4" draw:layer="layout" svg:width="18.999cm" svg:height="1.999cm" svg:x="1.501cm" svg:y="7.572cm" presentation:class="outline" presentation:user-transformed="true">
          <draw:text-box>
            <text:list text:style-name="L1">
              <text:list-item>
                <text:p text:style-name="P3">Matthias Grenié, Marten Winter, et 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_0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" presentation:style-name="pr5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Alien plant species?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 text:style-name="P10">Alien plants are everywhere and causing massive disruption in ecosystems.</text:p>
              <text:p text:style-name="P10">Also great model to study how communities react to disturbances.</text:p>
            </draw:text-box>
          </draw:frame>
        </presentation:notes>
      </draw:page>
      <draw:page draw:name="page3" draw:style-name="dp1" draw:master-page-name="_36__5f__20_-_20_Heading_20_only">
        <draw:frame draw:name="Foliennummernplatzhalter 1_1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2" presentation:style-name="pr7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Functional traits?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Functional trait have been proven for a couple of decades to be very useful to study ecological systems and understand the ecological processes.<text:line-break/>They represent characteristics of organisms linked to fitness components.</text:p>
              <text:p>Of course, alien species have been studied through the functional lens as well, identifying the generality of invasions through similar functional traits.</text:p>
            </draw:text-box>
          </draw:frame>
        </presentation:notes>
      </draw:page>
      <draw:page draw:name="page4" draw:style-name="dp1" draw:master-page-name="_36__5f__20_-_20_Heading_20_only">
        <draw:frame draw:name="Foliennummernplatzhalter 1_2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3" presentation:style-name="pr8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Promises of functional biogeography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A recent trend in functional ecology is to try to put trait on the map at very large scale to uncover bigger generalities. At national, continental, or global scales.</text:p>
            </draw:text-box>
          </draw:frame>
        </presentation:notes>
      </draw:page>
      <draw:page draw:name="page5" draw:style-name="dp1" draw:master-page-name="_36__5f__20_-_20_Heading_20_only">
        <draw:frame draw:name="Foliennummernplatzhalter 1_3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4" presentation:style-name="pr9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Global open plant trait database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This trend has been fueled by the increasing availability of open access big trait databases.</text:p>
              <text:p>For example TRY, BIEN, AusTraits. All give access to traits acquired across the world.</text:p>
            </draw:text-box>
          </draw:frame>
        </presentation:notes>
      </draw:page>
      <draw:page draw:name="page6" draw:style-name="dp1" draw:master-page-name="_36__5f__20_-_20_Heading_20_only">
        <draw:frame draw:name="Foliennummernplatzhalter 1_4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5" presentation:style-name="pr10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Research question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To what extent are alien species well described in trait databases?</text:p>
              <text:p>What are most commonly measured traits and trait combinations?</text:p>
              <text:p>Is there a taxonomic bias in trait availability?</text:p>
              <text:p>And a geographical bias?</text:p>
              <text:p>→ How can we use the answers to these questions</text:p>
            </draw:text-box>
          </draw:frame>
        </presentation:notes>
      </draw:page>
      <draw:page draw:name="page7" draw:style-name="dp1" draw:master-page-name="_36__5f__20_-_20_Heading_20_only">
        <draw:frame draw:name="Foliennummernplatzhalter 1_5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6" presentation:style-name="pr11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Methods: Database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6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0" presentation:style-name="pr12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Methods: Trait combination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7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7" presentation:style-name="pr13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Methods: Trait combination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8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8" presentation:style-name="pr14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Results: trait frequency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6__5f__20_-_20_Heading_20_only">
        <draw:frame draw:name="Foliennummernplatzhalter 1_9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9" presentation:style-name="pr15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Global Trait Matrix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6__5f__20_-_20_Heading_20_only">
        <draw:frame draw:name="Foliennummernplatzhalter 1_10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0" presentation:style-name="pr16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Most frequently measured trait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6__5f__20_-_20_Heading_20_only">
        <draw:frame draw:name="Foliennummernplatzhalter 1_11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1" presentation:style-name="pr17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Trait combination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6__5f__20_-_20_Heading_20_only">
        <draw:frame draw:name="Foliennummernplatzhalter 1_12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2" presentation:style-name="pr18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Traits per family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6__5f__20_-_20_Heading_20_only">
        <draw:frame draw:name="Foliennummernplatzhalter 1_13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3" presentation:style-name="pr19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Trait availability across the world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6__5f__20_-_20_Heading_20_only">
        <draw:frame draw:name="Foliennummernplatzhalter 1_14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4" presentation:style-name="pr20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Trait availability across the world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6__5f__20_-_20_Heading_20_only">
        <draw:frame draw:name="Foliennummernplatzhalter 1_15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5" presentation:style-name="pr21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Okay, what do we do now?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6__5f__20_-_20_Heading_20_only">
        <draw:frame draw:name="Foliennummernplatzhalter 1_16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6" presentation:style-name="pr22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Priority species, traits, and area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6__5f__20_-_20_Heading_20_only">
        <draw:frame draw:name="Foliennummernplatzhalter 1_17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7" presentation:style-name="pr23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Low hanging fruit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6__5f__20_-_20_Heading_20_only">
        <draw:frame draw:name="Foliennummernplatzhalter 1_18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draw:frame draw:name="Textplatzhalter 2_18" presentation:style-name="pr24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For a truly large scale functional invasion ecology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1_20_-_20_iDiv_20_Deckblatt_20_Farbverlauf">
        <draw:frame draw:name="Textplatzhalter 1" presentation:style-name="pr25" draw:text-style-name="P11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26" draw:text-style-name="P13" draw:layer="layout" svg:width="18.999cm" svg:height="2.999cm" svg:x="3.4cm" svg:y="5.251cm" presentation:class="outline" presentation:user-transformed="true">
          <draw:text-box>
            <text:list text:style-name="L1">
              <text:list-item>
                <text:p text:style-name="P12">Thank you!</text:p>
              </text:list-item>
            </text:list>
          </draw:text-box>
        </draw:frame>
        <draw:frame draw:name="Foliennummernplatzhalter 3" presentation:style-name="pr27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1"><text:page-number>6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2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/>
    <style:font-face style:name="Verdana" svg:font-family="Verdana"/>
    <style:font-face style:name="ＭＳ Ｐゴシック4" svg:font-family="'ＭＳ Ｐゴシック'"/>
    <style:font-face style:name="ＭＳ Ｐゴシック2" svg:font-family="'ＭＳ Ｐゴシック'" style:font-family-generic="modern"/>
    <style:font-face style:name="Arial1" svg:font-family="Arial" style:font-family-generic="swiss"/>
    <style:font-face style:name="Consolas2" svg:font-family="Consolas" style:font-family-generic="swiss"/>
    <style:font-face style:name="Verdana2" svg:font-family="Verdana" style:font-family-generic="swiss"/>
    <style:font-face style:name="Arial2" svg:font-family="Arial" style:font-pitch="variable"/>
    <style:font-face style:name="Consolas" svg:font-family="Consolas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2" svg:font-family="'Microsoft YaHei'" style:font-pitch="variable"/>
    <style:font-face style:name="Verdana1" svg:font-family="Verdana" style:font-pitch="variable"/>
    <style:font-face style:name="ＭＳ Ｐゴシック5" svg:font-family="'ＭＳ Ｐゴシック'" style:font-pitch="variable"/>
    <style:font-face style:name="Microsoft YaHei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4" svg:font-family="Verdana" style:font-family-generic="modern" style:font-pitch="variable"/>
    <style:font-face style:name="ＭＳ Ｐゴシック3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pitch="fixed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3" style:family="paragraph">
      <style:paragraph-properties fo:margin-top="0cm" fo:margin-bottom="0cm" fo:line-height="100%" fo:text-align="start" style:writing-mode="lr-tb"/>
      <style:text-properties fo:font-size="8.89999961853027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.89999961853027pt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text-align="start"/>
      <style:text-properties fo:font-size="12pt"/>
    </style:style>
    <style:style style:name="MP2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text-align="start"/>
      <style:text-properties fo:font-size="9pt"/>
    </style:style>
    <style:style style:name="MP26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2pt"/>
    </style:style>
    <style:style style:name="MP30" style:family="paragraph">
      <style:paragraph-properties fo:text-align="start"/>
      <style:text-properties fo:font-size="24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32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3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34" style:family="paragraph">
      <style:paragraph-properties fo:text-align="start"/>
      <style:text-properties fo:font-size="7.5pt"/>
    </style:style>
    <style:style style:name="MP35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  <style:text-properties fo:font-size="7.5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37" style:family="paragraph">
      <style:paragraph-properties fo:text-align="start"/>
      <style:text-properties fo:font-size="10pt"/>
    </style:style>
    <style:style style:name="MP38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/>
    </style:style>
    <style:style style:name="MP3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40" style:family="paragraph">
      <loext:graphic-properties draw:fill="solid" draw:fill-color="#ffffff"/>
      <style:paragraph-properties fo:text-align="start" style:font-independent-line-spacing="true"/>
      <style:text-properties fo:font-size="8.89999961853027pt"/>
    </style:style>
    <style:style style:name="M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43" style:family="paragraph">
      <style:paragraph-properties fo:margin-top="0cm" fo:margin-bottom="0cm" fo:line-height="100%" fo:text-align="center" style:writing-mode="lr-tb"/>
    </style:style>
    <style:style style:name="MP44" style:family="paragraph">
      <loext:graphic-properties draw:fill="none"/>
      <style:paragraph-properties fo:text-align="center" style:font-independent-line-spacing="true"/>
      <style:text-properties fo:font-size="8.89999961853027pt"/>
    </style:style>
    <style:style style:name="MP45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46" style:family="paragraph">
      <style:paragraph-properties fo:margin-top="0cm" fo:margin-bottom="0cm" fo:line-height="150%" fo:text-align="center" style:punctuation-wrap="hanging" style:writing-mode="lr-tb"/>
    </style:style>
    <style:style style:name="MP47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.79999995231628pt" fo:letter-spacing="normal" fo:language="de" fo:country="DE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language="de" fo:country="DE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.5pt" fo:letter-spacing="normal" fo:language="de" fo:country="DE" fo:font-style="normal" style:text-underline-style="none" fo:font-weight="normal" style:font-name-asian="ＭＳ Ｐゴシック4" style:font-size-asian="10.5pt" style:font-style-asian="normal" style:font-weight-asian="normal" style:font-name-complex="ＭＳ Ｐゴシック4" style:font-size-complex="10.5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Verdana5" style:font-size-asian="10pt" style:font-style-asian="normal" style:font-weight-asian="normal" style:font-name-complex="Verdana3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de" fo:country="DE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normal" style:font-name-asian="ＭＳ Ｐゴシック4" style:font-size-asian="12pt" style:font-style-asian="normal" style:font-weight-asian="normal" style:font-name-complex="ＭＳ Ｐゴシック4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9pt" fo:letter-spacing="normal" fo:language="de" fo:country="DE" fo:font-style="normal" style:text-underline-style="none" fo:font-weight="normal" style:font-name-asian="ＭＳ Ｐゴシック4" style:font-size-asian="9pt" style:font-style-asian="normal" style:font-weight-asian="normal" style:font-name-complex="ＭＳ Ｐゴシック4" style:font-size-complex="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de" fo:country="DE" fo:font-style="normal" style:text-underline-style="none" fo:font-weight="bold" style:font-name-asian="ＭＳ Ｐゴシック4" style:font-size-asian="24pt" style:font-style-asian="normal" style:font-weight-asian="bold" style:font-name-complex="ＭＳ Ｐゴシック4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7.5pt" fo:letter-spacing="normal" fo:language="de" fo:country="DE" fo:font-style="normal" style:text-underline-style="none" fo:font-weight="normal" style:font-name-asian="ＭＳ Ｐゴシック4" style:font-size-asian="7.5pt" style:font-style-asian="normal" style:font-weight-asian="normal" style:font-name-complex="ＭＳ Ｐゴシック4" style:font-size-complex="7.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ＭＳ Ｐゴシック4" style:font-size-asian="10pt" style:font-style-asian="normal" style:font-weight-asian="normal" style:font-name-complex="ＭＳ Ｐゴシック4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0.5pt" fo:letter-spacing="normal" fo:language="de" fo:country="DE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Verdana5" style:font-size-asian="24pt" style:font-style-asian="normal" style:font-weight-asian="bold" style:font-name-complex="Verdana3" style:font-size-complex="24pt" style:font-style-complex="normal" style:font-weight-complex="bold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Verdana5" style:font-size-asian="12pt" style:font-style-asian="normal" style:font-weight-asian="bold" style:font-name-complex="Verdana3" style:font-size-complex="12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bold" style:font-name-asian="ＭＳ Ｐゴシック4" style:font-size-asian="12pt" style:font-style-asian="normal" style:font-weight-asian="bold" style:font-name-complex="Verdana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cm" svg:x="1.246cm" svg:y="13.558cm">
        <text:p text:style-name="MP6"><text:span text:style-name="MT1">Page </text:span><text:span text:style-name="MT1"><text:page-number>6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p text:style-name="MP8"><text:span text:style-name="MT2">Lorem ipsum dolor sit consectetuer adipiscing elit. Aenean commodo</text:span></text:p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p text:style-name="MP10"><text:span text:style-name="MT3">Mastertextformat bearbeiten</text:span></text:p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2"><text:span text:style-name="MT4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4" draw:layer="backgroundobjects" svg:width="5.349cm" svg:height="1.499cm" svg:x="1.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7.34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13.191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Textplatzhalter 28" presentation:style-name="Mpr4" draw:text-style-name="MP16" draw:layer="backgroundobjects" svg:width="18.999cm" svg:height="1.269cm" svg:x="1.5cm" svg:y="9.966cm" presentation:class="outline" presentation:user-transformed="true">
        <draw:text-box>
          <text:p text:style-name="MP15"><text:span text:style-name="MT6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7" presentation:style-name="Mpr10" draw:text-style-name="MP14" draw:layer="backgroundobjects" svg:width="7.299cm" svg:height="4.49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7" presentation:style-name="Mpr15" draw:text-style-name="MP14" draw:layer="backgroundobjects" svg:width="3.779cm" svg:height="3.779cm" svg:x="1.4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6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17" draw:text-style-name="MP24" draw:layer="backgroundobjects" svg:width="3.779cm" svg:height="1.499cm" svg:x="1.4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6.2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6.2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1.033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1.033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5.7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5.7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20.5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20.5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7" presentation:style-name="Mpr21" draw:text-style-name="MP14" draw:layer="backgroundobjects" svg:width="5.349cm" svg:height="3.779cm" svg:x="1.499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2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3" draw:text-style-name="MP24" draw:layer="backgroundobjects" svg:width="5.349cm" svg:height="1.499cm" svg:x="1.499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7.327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7.327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3.155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3.155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8.983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8.983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7" presentation:style-name="Mpr27" draw:text-style-name="MP14" draw:layer="backgroundobjects" svg:width="7.299cm" svg:height="3.74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3.2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5.4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8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9" draw:text-style-name="MP27" draw:layer="backgroundobjects" svg:width="7.299cm" svg:height="0.969cm" svg:x="1.499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9.266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7.033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5.4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3.2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7" presentation:style-name="Mpr33" draw:text-style-name="MP14" draw:layer="backgroundobjects" svg:width="7.299cm" svg:height="3.74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3.2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5.4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3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35" draw:text-style-name="MP27" draw:layer="backgroundobjects" svg:width="7.299cm" svg:height="0.969cm" svg:x="1.499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9.266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7.033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5.4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3.2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3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43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44" draw:text-style-name="MP29" draw:layer="backgroundobjects" svg:width="11.2cm" svg:height="5.999cm" svg:x="1.499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44" draw:text-style-name="MP29" draw:layer="backgroundobjects" svg:width="11.2cm" svg:height="5.9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5" presentation:style-name="Mpr45" draw:text-style-name="MP24" draw:layer="backgroundobjects" svg:width="15.099cm" svg:height="2.499cm" svg:x="5.4cm" svg:y="9.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49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50" draw:text-style-name="MP29" draw:layer="backgroundobjects" svg:width="9.249cm" svg:height="4.499cm" svg:x="3.45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3.45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54" draw:text-style-name="MP21" draw:layer="backgroundobjects" svg:width="17.049cm" svg:height="6.999cm" svg:x="1.499cm" svg:y="5.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55" draw:text-style-name="MP14" draw:layer="backgroundobjects" svg:width="5.349cm" svg:height="3.174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5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8">
            <text:list-item>
              <text:p text:style-name="MP30"><text:span text:style-name="MT11">Mastertextformat bearbeiten</text:span></text:p>
            </text:list-item>
            <text:list-item>
              <text:p text:style-name="MP30"><text:span text:style-name="MT11">Zweite Ebene</text:span></text:p>
            </text:list-item>
            <text:list-item>
              <text:p text:style-name="MP30"><text:span text:style-name="MT11">Dritte Ebene</text:span></text:p>
            </text:list-item>
            <text:list-item>
              <text:p text:style-name="MP30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Bildplatzhalter 3" presentation:style-name="Mpr58" draw:text-style-name="MP14" draw:layer="backgroundobjects" svg:width="5.349cm" svg:height="6.499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3.2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7.3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.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64" draw:text-style-name="MP21" draw:layer="backgroundobjects" svg:width="22.903cm" svg:height="1.643cm" svg:x="1.499cm" svg:y="10.93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draw:name="Bildplatzhalter 3" presentation:style-name="Mpr65" draw:text-style-name="MP14" draw:layer="backgroundobjects" svg:width="24.899cm" svg:height="10.21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4" draw:layer="backgroundobjects" svg:width="24.899cm" svg:height="10.21cm" svg:x="0.5cm" svg:y="4.07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70" draw:text-style-name="MP21" draw:layer="backgroundobjects" svg:width="22.903cm" svg:height="1.643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7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7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7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0" draw:text-style-name="MP14" draw:layer="backgroundobjects" svg:width="14.149cm" svg:height="14.287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84" draw:text-style-name="MP21" draw:layer="backgroundobjects" svg:width="15.0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5" draw:text-style-name="MP14" draw:layer="backgroundobjects" svg:width="7.299cm" svg:height="11.499cm" svg:x="17.1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89" draw:text-style-name="MP21" draw:layer="backgroundobjects" svg:width="11.1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0" draw:text-style-name="MP14" draw:layer="backgroundobjects" svg:width="11.199cm" svg:height="11.499cm" svg:x="13.2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94" draw:text-style-name="MP21" draw:layer="backgroundobjects" svg:width="7.299cm" svg:height="11.499cm" svg:x="1.505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5" draw:text-style-name="MP14" draw:layer="backgroundobjects" svg:width="15.099cm" svg:height="11.499cm" svg:x="9.3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99" draw:text-style-name="MP21" draw:layer="backgroundobjects" svg:width="7.299cm" svg:height="11.499cm" svg:x="17.1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0" draw:text-style-name="MP14" draw:layer="backgroundobjects" svg:width="15.0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04" draw:text-style-name="MP21" draw:layer="backgroundobjects" svg:width="7.299cm" svg:height="9.449cm" svg:x="17.103cm" svg:y="3.087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5" draw:text-style-name="MP14" draw:layer="backgroundobjects" svg:width="15.099cm" svg:height="9.457cm" svg:x="1.499cm" svg:y="3.08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09" draw:text-style-name="MP21" draw:layer="backgroundobjects" svg:width="11.199cm" svg:height="9.449cm" svg:x="13.203cm" svg:y="3.09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0" draw:text-style-name="MP14" draw:layer="backgroundobjects" svg:width="11.199cm" svg:height="9.449cm" svg:x="1.499cm" svg:y="3.098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3" presentation:style-name="Mpr114" draw:text-style-name="MP14" draw:layer="backgroundobjects" svg:width="11.199cm" svg:height="9.3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4" draw:text-style-name="MP14" draw:layer="backgroundobjects" svg:width="11.199cm" svg:height="9.399cm" svg:x="13.2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19" draw:text-style-name="MP21" draw:layer="backgroundobjects" svg:width="15.099cm" svg:height="11.499cm" svg:x="9.3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0" draw:text-style-name="MP14" draw:layer="backgroundobjects" svg:width="7.2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3" presentation:style-name="Mpr124" draw:text-style-name="MP14" draw:layer="backgroundobjects" svg:width="9.249cm" svg:height="4.44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2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4" draw:text-style-name="MP14" draw:layer="backgroundobjects" svg:width="13.149cm" svg:height="9.399cm" svg:x="11.25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24" draw:text-style-name="MP14" draw:layer="backgroundobjects" svg:width="9.249cm" svg:height="4.449cm" svg:x="1.499cm" svg:y="8.15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2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0" draw:text-style-name="MP14" draw:layer="backgroundobjects" svg:width="6.999cm" svg:height="4.75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4" draw:layer="backgroundobjects" svg:width="6.999cm" svg:height="4.759cm" svg:x="18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Foliennummernplatzhalter 1" presentation:style-name="Mpr134" draw:text-style-name="MP18" draw:layer="backgroundobjects" svg:width="3.332cm" svg:height="0.762cm" svg:x="1.499cm" svg:y="13cm" presentation:class="page-number" presentation:user-transformed="true">
        <draw:text-box>
          <text:p text:style-name="MP33"><text:span text:style-name="MT7"><text:page-number>6</text:page-number></text:span></text:p>
        </draw:text-box>
      </draw:frame>
      <draw:frame draw:name="Textplatzhalter 9" presentation:style-name="Mpr135" draw:text-style-name="MP21" draw:layer="backgroundobjects" svg:width="9.235cm" svg:height="11.4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3" draw:text-style-name="MP14" draw:layer="backgroundobjects" svg:width="6.999cm" svg:height="4.759cm" svg:x="11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39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3" presentation:style-name="Mpr140" draw:text-style-name="MP36" draw:layer="backgroundobjects" svg:width="9.249cm" svg:height="4.449cm" svg:x="13.21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13.21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4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4" presentation:style-name="Mpr14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Bildplatzhalter 3" presentation:style-name="Mpr149" draw:text-style-name="MP14" draw:layer="backgroundobjects" svg:width="7.299cm" svg:height="2.9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50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49" draw:text-style-name="MP14" draw:layer="backgroundobjects" svg:width="7.299cm" svg:height="2.999cm" svg:x="9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54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55" draw:text-style-name="MP14" draw:layer="backgroundobjects" svg:width="5.299cm" svg:height="2.999cm" svg:x="4.44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4" draw:layer="backgroundobjects" svg:width="5.299cm" svg:height="3.778cm" svg:x="7.378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10" presentation:style-name="Mpr159" draw:text-style-name="MP39" draw:layer="backgroundobjects" svg:width="5.298cm" svg:height="5.901cm" svg:x="7.379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3.18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9.01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.5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draw:name="Textplatzhalter 9" presentation:style-name="Mpr16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4" presentation:style-name="Mpr158" draw:text-style-name="MP14" draw:layer="backgroundobjects" svg:width="5.299cm" svg:height="3.778cm" svg:x="1.499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3.184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9.013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2.004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7.853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3.65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9.48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6" draw:layer="backgroundobjects" svg:width="18.999cm" svg:height="0.857cm" svg:x="3.4cm" svg:y="8.656cm" presentation:class="outline" presentation:user-transformed="true">
        <draw:text-box>
          <text:p text:style-name="MP41"><text:span text:style-name="MT14">Name</text:span></text:p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42"><text:span text:style-name="MT15">‘</text:span><text:span text:style-name="MT15">Lorem ipsum dolor sit amet, </text:span><text:span text:style-name="MT15"><text:line-break/></text:span><text:span text:style-name="MT15">consectetuer adipiscing elit. Aenean commodo ligula eget dolor.’</text:span></text:p>
        </draw:text-box>
      </draw:frame>
      <draw:frame draw:name="Foliennummernplatzhalter 1" presentation:style-name="Mpr167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6</text:page-number></text:span></text:p>
        </draw:text-box>
      </draw:frame>
      <draw:custom-shape draw:name="Textfeld 2" draw:style-name="Mgr5" draw:text-style-name="MP44" draw:layer="backgroundobjects" svg:width="18.999cm" svg:height="2.281cm" svg:x="3.2cm" svg:y="1.356cm">
        <text:p text:style-name="MP43"><text:span text:style-name="MT16">Many thanks to you,</text:span></text:p>
        <text:p text:style-name="MP43"><text:span text:style-name="MT17"/></text:p>
        <text:p text:style-name="MP43"><text:span text:style-name="MT17">our supporters and partn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45" draw:layer="backgroundobjects" svg:width="23.21cm" svg:height="8.609cm" svg:x="1.095cm" svg:y="4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54768E6D10F8DA4C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7" draw:layer="backgroundobjects" svg:width="19.624cm" svg:height="2.529cm" svg:x="3.12cm" svg:y="5.432cm">
        <text:p text:style-name="MP46"><text:span text:style-name="MT18">We kindly acknowledge the support by the </text:span></text:p>
        <text:p text:style-name="MP46"><text:span text:style-name="MT18">German Centre for Integrative Biodiversity Research (iDiv) Halle-Jena-Leipzig,</text:span></text:p>
        <text:p text:style-name="MP46"><text:span text:style-name="MT18">funded by the Deutsche Forschungsgemeinschaft (FZT 118)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chnowledgement-title" draw:layer="backgroundobjects" svg:width="22.859cm" svg:height="2.385cm" svg:x="1.27cm" svg:y="0.57cm" presentation:class="title" presentation:placeholder="true">
        <draw:text-box/>
      </draw:frame>
      <draw:frame presentation:style-name="Achnowledgeme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5</meta:editing-cycles>
    <meta:creation-date>2022-04-05T14:34:06.781000000</meta:creation-date>
    <meta:editing-duration>PT39M17S</meta:editing-duration>
    <meta:generator>LibreOffice/7.1.3.2$Windows_X86_64 LibreOffice_project/47f78053abe362b9384784d31a6e56f8511eb1c1</meta:generator>
    <meta:initial-creator>Matthias Grenié</meta:initial-creator>
    <dc:date>2022-04-05T15:13:23.805000000</dc:date>
    <dc:creator>Matthias Grenié</dc:creator>
    <meta:document-statistic meta:object-count="571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